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Session.addLock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ssion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ssion.getItem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importXML( String path , byte [ ] xml , int 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removeLock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ssion.itemExist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ssion.getNamespace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ssion.refresh( boolean keep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ssion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ssion.getNamespace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ssion.getRoo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setNamespacePrefix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impersonate( Credentials credenti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Session.checkPermission( String path , String 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ssion.move( String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getNamespace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hasPendingCh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exportSystemView( String path , boolean binaryAsLink , boolean noRecur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Session.getNodeByUUID( String 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is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ssion.ServerSession( Session session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Session.getWork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Session.exportDocumentView( String path , boolean binaryAsLink , boolean noRecur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